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</style:style>
    <style:style style:name="P4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italic" style:font-size-asian="9pt" style:font-style-asian="italic" style:font-name-complex="Times New Roman1"/>
    </style:style>
    <style:style style:name="P5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italic" fo:font-weight="bold" style:font-size-asian="9pt" style:font-style-asian="italic" style:font-weight-asian="bold" style:font-name-complex="Times New Roman1" style:font-size-complex="9pt" style:font-weight-complex="bold"/>
    </style:style>
    <style:style style:name="P6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normal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7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10pt" fo:font-weight="bold" style:font-size-asian="10pt" style:font-weight-asian="bold" style:font-name-complex="Times New Roman1"/>
    </style:style>
    <style:style style:name="P8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>
        <style:tab-stops>
          <style:tab-stop style:position="6.5in" style:type="right"/>
        </style:tab-stops>
      </style:paragraph-properties>
      <style:text-properties style:font-name="Times New Roman" fo:font-weight="bold" style:font-weight-asian="bold" style:font-name-complex="Times New Roman1"/>
    </style:style>
    <style:style style:name="P9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>
        <style:tab-stops>
          <style:tab-stop style:position="6.5in" style:type="right"/>
        </style:tab-stops>
      </style:paragraph-properties>
      <style:text-properties style:font-name="Times New Roman" fo:font-size="9pt" fo:font-style="italic" style:font-size-asian="9pt" style:font-style-asian="italic" style:font-name-complex="Times New Roman1"/>
    </style:style>
    <style:style style:name="P10" style:family="paragraph" style:parent-style-name="Standard">
      <style:paragraph-properties fo:margin-top="0in" fo:margin-bottom="0in" fo:line-height="100%" fo:padding-left="0in" fo:padding-right="0in" fo:padding-top="0in" fo:padding-bottom="0.0138in" fo:border-left="none" fo:border-right="none" fo:border-top="none" fo:border-bottom="0.0102in solid #00000a"/>
      <style:text-properties fo:color="#00000a" style:font-name="Times New Roman" style:text-underline-style="none" fo:font-weight="bold" style:font-weight-asian="bold" style:font-name-complex="Times New Roman1"/>
    </style:style>
    <style:style style:name="P11" style:family="paragraph" style:parent-style-name="List_20_Paragraph">
      <style:paragraph-properties fo:margin-left="0in" fo:margin-right="0in" fo:margin-top="0in" fo:margin-bottom="0in" fo:text-indent="0in" style:auto-text-indent="false">
        <style:tab-stops>
          <style:tab-stop style:position="6.5in" style:type="right"/>
        </style:tab-stops>
      </style:paragraph-properties>
    </style:style>
    <style:style style:name="P12" style:family="paragraph" style:parent-style-name="Standard" style:master-page-name="Standard">
      <style:paragraph-properties fo:margin-top="0in" fo:margin-bottom="0in" fo:line-height="100%" fo:text-align="center" style:justify-single-word="false" style:page-number="auto">
        <style:tab-stops>
          <style:tab-stop style:position="6.5in" style:type="right"/>
        </style:tab-stops>
      </style:paragraph-properties>
      <style:text-properties style:font-name="Times New Roman" fo:font-size="16pt" fo:font-weight="bold" style:font-size-asian="16pt" style:font-weight-asian="bold" style:font-name-complex="Times New Roman1"/>
    </style:style>
    <style:style style:name="P13" style:family="paragraph" style:parent-style-name="Standard" style:list-style-name="L1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normal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14" style:family="paragraph" style:parent-style-name="Standard" style:list-style-name="L1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15" style:family="paragraph" style:parent-style-name="List_20_Paragraph" style:list-style-name="WWNum2">
      <style:paragraph-properties fo:margin-top="0in" fo:margin-bottom="0in">
        <style:tab-stops>
          <style:tab-stop style:position="6.5in" style:type="right"/>
        </style:tab-stops>
      </style:paragraph-properties>
      <style:text-properties style:font-name="Times New Roman" fo:font-size="9pt" style:font-size-asian="9pt" style:font-name-complex="Times New Roman1"/>
    </style:style>
    <style:style style:name="P16" style:family="paragraph" style:parent-style-name="Text_20_body" style:list-style-name="WWNum2">
      <style:paragraph-properties fo:margin-top="0in" fo:margin-bottom="0in" fo:line-height="100%">
        <style:tab-stops>
          <style:tab-stop style:position="7in" style:type="right"/>
        </style:tab-stops>
      </style:paragraph-properties>
      <style:text-properties style:font-name="Times New Roman" fo:font-size="9pt" fo:font-weight="normal" style:font-name-asian="Times New Roman1" style:font-size-asian="9pt" style:language-asian="zh" style:country-asian="CN" style:font-weight-asian="normal" style:font-size-complex="9pt" style:font-weight-complex="normal"/>
    </style:style>
    <style:style style:name="P17" style:family="paragraph" style:parent-style-name="Text_20_body" style:list-style-name="WWNum2">
      <style:paragraph-properties fo:margin-top="0in" fo:margin-bottom="0in" fo:line-height="100%">
        <style:tab-stops>
          <style:tab-stop style:position="6.5in" style:type="right"/>
        </style:tab-stops>
      </style:paragraph-properties>
      <style:text-properties style:font-name="Times New Roman" fo:font-size="9pt" fo:font-weight="normal" style:font-name-asian="Times New Roman1" style:font-size-asian="9pt" style:language-asian="zh" style:country-asian="CN" style:font-weight-asian="normal" style:font-name-complex="Times New Roman1" style:font-size-complex="9pt" style:font-weight-complex="normal"/>
    </style:style>
    <style:style style:name="P18" style:family="paragraph" style:parent-style-name="Text_20_body" style:list-style-name="WWNum2">
      <style:paragraph-properties fo:margin-top="0in" fo:margin-bottom="0in">
        <style:tab-stops>
          <style:tab-stop style:position="6.5in" style:type="right"/>
        </style:tab-stops>
      </style:paragraph-properties>
      <style:text-properties style:font-name="Times New Roman" fo:font-size="9pt" style:font-size-asian="9pt"/>
    </style:style>
    <style:style style:name="T1" style:family="text">
      <style:text-properties style:font-name="Times New Roman" fo:font-size="10pt" style:font-size-asian="10pt" style:font-name-complex="Times New Roman1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/>
    </style:style>
    <style:style style:name="T3" style:family="text">
      <style:text-properties style:font-name="Times New Roman" fo:font-size="9pt" fo:font-style="italic" style:font-size-asian="9pt" style:font-style-asian="italic" style:font-name-complex="Times New Roman1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weight="normal" style:font-name-asian="Times New Roman1" style:language-asian="zh" style:country-asian="CN" style:font-weight-asian="normal" style:font-size-complex="9pt" style:font-weight-complex="normal"/>
    </style:style>
    <style:style style:name="T7" style:family="text">
      <style:text-properties style:font-name-complex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name-complex="Times New Roman1" style:font-style-complex="normal" style:font-weight-complex="bold"/>
    </style:style>
    <style:style style:name="T10" style:family="text">
      <style:text-properties fo:font-style="normal" style:font-style-asian="normal" style:font-name-complex="Times New Roman1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onathan Wyatt Pilling</text:p>
      <text:p text:style-name="P2"><text:a xlink:type="simple" xlink:href="mailto:JonathanPilling77@gmail.com" text:style-name="Internet_20_link" text:visited-style-name="Visited_20_Internet_20_Link"><text:span text:style-name="T1">JonathanPilling77@gmail.com</text:span></text:a></text:p>
      <text:p text:style-name="P8">PROFESSIONAL EXPERIENCE</text:p>
      <text:p text:style-name="P3"><text:span text:style-name="T2">Plaid</text:span><text:span text:style-name="T1"> <text:tab/>Salt Lake City, UT</text:span></text:p>
      <text:p text:style-name="P4">Software Engineer – NodeJS / Typescript<text:tab/>May 2021 – June 2025</text:p>
      <text:list xml:id="list7023435710221652920" text:style-name="WWNum2">
        <text:list-item>
          <text:p text:style-name="P16">Developed back-end integration applications in NodeJS/Typescript retrieving data from disparate sources (RESTful APIs, GraphQL, HTML parsing with CSS selectors, etc.)</text:p>
        </text:list-item>
        <text:list-item>
          <text:p text:style-name="P16">Implemented a remote Chromium service running outside of our regular NodeJS service to handle browser automation. Developed integrations between the services using WebSockets, cutting costs by ~8k a month.</text:p>
        </text:list-item>
        <text:list-item>
          <text:p text:style-name="P16">Implemented OAuth 2.0 (PAR) for American Express integration, resulting in a more secure OAuth flow and allowed better tracking of user consents. </text:p>
        </text:list-item>
        <text:list-item>
          <text:p text:style-name="P16">Developed a product to automate transferring investments between financial institutions, leveraging Protobufs and existing APIs unlocking 1M in ARR.</text:p>
        </text:list-item>
        <text:list-item>
          <text:p text:style-name="P16">Proposed and implemented an alerting solution written in Typescript, utilizing Kafka, which helped reduce error rates to &lt;0.5% for 90% of users.</text:p>
        </text:list-item>
        <text:list-item>
          <text:p text:style-name="P16">Developed dashboard using AWS Redshift to identify perpetual user errors and make them easily query-able. This resulted in quicker troubleshooting for these error types.</text:p>
        </text:list-item>
        <text:list-item>
          <text:p text:style-name="P16">Implemented improved redaction strategy for request hashing on URL path and query parameters in Typescript, securing user data before PostgreSQL storage and resulting in increased visibility on failing endpoints.</text:p>
        </text:list-item>
        <text:list-item>
          <text:p text:style-name="P16">Enabled Pyroscope to run alongside CI to generate flame graphs, this resulted in identifying groups of obsolete tests with long run times. Removing these discovered tests sped up CI by ~30%.</text:p>
        </text:list-item>
        <text:list-item>
          <text:p text:style-name="P17">Developed and executed a comprehensive browser automation ownership plan, outlining a one-year road-map for efficient browser automation processes.</text:p>
        </text:list-item>
      </text:list>
      <text:p text:style-name="P7"/>
      <text:p text:style-name="P3"><text:span text:style-name="T2">Progrexion</text:span><text:span text:style-name="T1"> <text:tab/>Salt Lake City, UT</text:span></text:p>
      <text:p text:style-name="P4">Software Engineer – Python<text:tab/>March 2020 – April 2021</text:p>
      <text:list xml:id="list33676027" text:continue-numbering="true" text:style-name="WWNum2">
        <text:list-item>
          <text:p text:style-name="P18"><text:span text:style-name="T7">Developed and integrated machine learning applications in Python using Flask, Docker, and Redis. Services were deployed to the cloud via AWS/Heroku.</text:span><text:span text:style-name="T6"> </text:span></text:p>
        </text:list-item>
        <text:list-item>
          <text:p text:style-name="P16">Developed an internal call routing API utilizing machine learning that increased conversion rate by 8%. </text:p>
        </text:list-item>
        <text:list-item>
          <text:p text:style-name="P16">Developed a Flask API datastore that was able to query data from disparate sources and servers using HTTP and MySQL.</text:p>
        </text:list-item>
        <text:list-item>
          <text:p text:style-name="P16">Developed Docker Compose files to containerize local development and achieve full parity with production environment. </text:p>
        </text:list-item>
      </text:list>
      <text:p text:style-name="P7"/>
      <text:p text:style-name="P3"><text:span text:style-name="T2">Chart Logic</text:span><text:span text:style-name="T1"> <text:tab/>Salt Lake City, UT</text:span></text:p>
      <text:p text:style-name="P4">Software Engineer in Test (Intern) - C#<text:tab/>June 2019 – February 2020</text:p>
      <text:list xml:id="list33670409" text:continue-numbering="true" text:style-name="WWNum2">
        <text:list-item>
          <text:p text:style-name="P15">Responsible for testing software (Functional, Regression, System) and automating tests using Selenium in C#.</text:p>
        </text:list-item>
        <text:list-item>
          <text:p text:style-name="P15">Fully automated testing of website permissions functionality, completely removing manual test needs for this feature.</text:p>
        </text:list-item>
      </text:list>
      <text:p text:style-name="P11"/>
      <text:p text:style-name="P3"><text:span text:style-name="T2">Coda Octopus Group</text:span><text:span text:style-name="T1"> <text:tab/>Salt Lake City, UT</text:span></text:p>
      <text:p text:style-name="P4">Electrical Testing Engineer (Intern)<text:tab/>October 2018 – April 2019</text:p>
      <text:list xml:id="list33686203" text:continue-numbering="true" text:style-name="WWNum2">
        <text:list-item>
          <text:p text:style-name="P18"><text:span text:style-name="T7">Demonstrated strong analytical and critical thinking skills while testing software and hardware. </text:span><text:span text:style-name="T6"><text:s text:c="2"/></text:span></text:p>
        </text:list-item>
      </text:list>
      <text:p text:style-name="P9"><text:tab/></text:p>
      <text:p text:style-name="P10">EDUCATION</text:p>
      <text:p text:style-name="P3"><text:span text:style-name="T2">University of Utah</text:span><text:span text:style-name="T1"> <text:tab/>Salt Lake City, UT<text:line-break/></text:span><text:span text:style-name="T3">Bachelor of Science in Computer Engineering <text:tab/>Graduated December 2019</text:span></text:p>
      <text:p text:style-name="P5"/>
      <text:p text:style-name="P10">TECHNICAL SKILLS</text:p>
      <text:list xml:id="list8692202412234543799" text:style-name="L1">
        <text:list-item>
          <text:p text:style-name="P13"><text:span text:style-name="T8">Languages</text:span>: Typescript, Python, SQL, HTML5, CSS, C, C#, <text:s/>Java, Go</text:p>
        </text:list-item>
        <text:list-item>
          <text:p text:style-name="P14"><text:span text:style-name="T9">Technologies</text:span><text:span text:style-name="T10">: Git, PostgreSQL, CI/CD, Redis, AWS, Kubernetes, Kafka, React.js</text:span></text:p>
        </text:list-item>
      </text:list>
      <text:p text:style-name="P6"/>
      <text:p text:style-name="P1"><text:span text:style-name="T5">Hobbies</text:span><text:span text:style-name="T4">: Play drums in successful local bands, competitive Super Smash Bros. Player, car enthusia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imes New Roman" fo:font-size="9pt" style:font-size-asian="9pt" style:font-name-complex="Times New Roman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t-line-clamp_5f__5f_line" style:display-name="lt-line-clamp__line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imes New Roman" fo:font-size="9pt" style:font-size-asian="9pt" style:font-name-complex="Times New Roman1" style:font-size-complex="9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9p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en Sia</meta:initial-creator>
    <dc:creator>Jonathan Pilling</dc:creator>
    <meta:editing-cycles>83</meta:editing-cycles>
    <meta:print-date>2019-12-30T00:53:00</meta:print-date>
    <meta:creation-date>2019-05-25T20:17:00</meta:creation-date>
    <dc:date>2025-08-17T13:41:57.90</dc:date>
    <meta:editing-duration>PT7H50M35S</meta:editing-duration>
    <meta:generator>OpenOffice/4.1.8$Win32 OpenOffice.org_project/418m3$Build-9803</meta:generator>
    <meta:document-statistic meta:table-count="0" meta:image-count="0" meta:object-count="0" meta:page-count="1" meta:paragraph-count="34" meta:word-count="466" meta:character-count="31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